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7">
      <style:text-properties fo:font-size="24pt" officeooo:rsid="000a4b63" officeooo:paragraph-rsid="000a4b63" style:font-size-asian="21pt" style:font-size-complex="24pt"/>
    </style:style>
    <style:style style:name="P2" style:family="paragraph" style:parent-style-name="Standard" style:list-style-name="L7">
      <style:text-properties fo:font-size="24pt" officeooo:rsid="000a4b63" officeooo:paragraph-rsid="000c9cfe" style:font-size-asian="21pt" style:font-size-complex="24pt"/>
    </style:style>
    <style:style style:name="P3" style:family="paragraph" style:parent-style-name="Standard" style:list-style-name="L7">
      <style:text-properties fo:font-size="24pt" officeooo:rsid="000a4b63" officeooo:paragraph-rsid="000e0e9e" style:font-size-asian="21pt" style:font-size-complex="24pt"/>
    </style:style>
    <style:style style:name="P4" style:family="paragraph" style:parent-style-name="Standard" style:list-style-name="L5">
      <style:text-properties fo:font-size="24pt" officeooo:rsid="000a8527" officeooo:paragraph-rsid="000c9cfe" style:font-size-asian="21pt" style:font-size-complex="24pt"/>
    </style:style>
    <style:style style:name="P5" style:family="paragraph" style:parent-style-name="Standard" style:list-style-name="L5">
      <style:text-properties fo:font-size="24pt" officeooo:rsid="000a8527" officeooo:paragraph-rsid="000a8527" style:font-size-asian="21pt" style:font-size-complex="24pt"/>
    </style:style>
    <style:style style:name="P6" style:family="paragraph" style:parent-style-name="Standard" style:list-style-name="L7">
      <style:text-properties fo:font-size="24pt" officeooo:rsid="000a8527" officeooo:paragraph-rsid="000c9cfe" style:font-size-asian="21pt" style:font-size-complex="24pt"/>
    </style:style>
    <style:style style:name="P7" style:family="paragraph" style:parent-style-name="Standard" style:list-style-name="L7">
      <style:text-properties fo:font-size="24pt" officeooo:rsid="000a8527" officeooo:paragraph-rsid="000a8527" style:font-size-asian="21pt" style:font-size-complex="24pt"/>
    </style:style>
    <style:style style:name="P8" style:family="paragraph" style:parent-style-name="Standard" style:list-style-name="L7">
      <style:text-properties fo:font-size="24pt" officeooo:rsid="000a8527" officeooo:paragraph-rsid="000e0e9e" style:font-size-asian="21pt" style:font-size-complex="24pt"/>
    </style:style>
    <style:style style:name="P9" style:family="paragraph" style:parent-style-name="Standard" style:list-style-name="L7">
      <style:text-properties fo:font-size="24pt" officeooo:rsid="000a8527" officeooo:paragraph-rsid="000baa20" style:font-size-asian="21pt" style:font-size-complex="24pt"/>
    </style:style>
    <style:style style:name="P10" style:family="paragraph" style:parent-style-name="Standard" style:list-style-name="L7">
      <style:text-properties fo:font-size="24pt" officeooo:rsid="000baa20" officeooo:paragraph-rsid="000baa20" style:font-size-asian="21pt" style:font-size-complex="24pt"/>
    </style:style>
    <style:style style:name="P11" style:family="paragraph" style:parent-style-name="Standard" style:list-style-name="L7">
      <style:text-properties fo:font-size="24pt" officeooo:rsid="000baa20" officeooo:paragraph-rsid="000e0e9e" style:font-size-asian="21pt" style:font-size-complex="24pt"/>
    </style:style>
    <style:style style:name="P12" style:family="paragraph" style:parent-style-name="Standard" style:list-style-name="L7">
      <style:text-properties fo:font-size="24pt" officeooo:rsid="000baa20" officeooo:paragraph-rsid="000c9cfe" style:font-size-asian="21pt" style:font-size-complex="24pt"/>
    </style:style>
    <style:style style:name="P13" style:family="paragraph" style:parent-style-name="Standard" style:list-style-name="L7">
      <style:text-properties fo:font-size="24pt" officeooo:rsid="000bdadd" officeooo:paragraph-rsid="000bdadd" style:font-size-asian="21pt" style:font-size-complex="24pt"/>
    </style:style>
    <style:style style:name="T1" style:family="text">
      <style:text-properties officeooo:rsid="000a4b63"/>
    </style:style>
    <style:style style:name="T2" style:family="text">
      <style:text-properties officeooo:rsid="000baa20"/>
    </style:style>
    <style:style style:name="T3" style:family="text">
      <style:text-properties officeooo:rsid="000c9c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1549986" text:style-name="L7">
        <text:list-item>
          <text:p text:style-name="P1">accident</text:p>
          <text:list>
            <text:list-item>
              <text:p text:style-name="P1">aftershok</text:p>
            </text:list-item>
            <text:list-item>
              <text:p text:style-name="P1">airplane%20accident</text:p>
            </text:list-item>
          </text:list>
        </text:list-item>
        <text:list-item>
          <text:p text:style-name="P1">apocalypse</text:p>
          <text:list>
            <text:list-item>
              <text:p text:style-name="P1">armagedon</text:p>
            </text:list-item>
          </text:list>
        </text:list-item>
        <text:list-item>
          <text:p text:style-name="P1">arson</text:p>
          <text:list>
            <text:list-item>
              <text:p text:style-name="P1">arsonist</text:p>
            </text:list-item>
          </text:list>
        </text:list-item>
        <text:list-item>
          <text:p text:style-name="P1">attack</text:p>
          <text:list>
            <text:list-item>
              <text:p text:style-name="P1">attacked</text:p>
            </text:list-item>
          </text:list>
        </text:list-item>
        <text:list-item>
          <text:p text:style-name="P1">battle</text:p>
        </text:list-item>
        <text:list-item>
          <text:p text:style-name="P1">bioterror</text:p>
          <text:list>
            <text:list-item>
              <text:p text:style-name="P1">bioterrorism</text:p>
            </text:list-item>
          </text:list>
        </text:list-item>
        <text:list-item>
          <text:p text:style-name="P1">blaze</text:p>
          <text:list>
            <text:list-item>
              <text:p text:style-name="P1">blazing</text:p>
            </text:list-item>
          </text:list>
        </text:list-item>
        <text:list-item>
          <text:p text:style-name="P1">blew%20up</text:p>
          <text:list>
            <text:list-item>
              <text:p text:style-name="P1">blown%20up</text:p>
            </text:list-item>
          </text:list>
        </text:list-item>
        <text:list-item>
          <text:p text:style-name="P1">blight</text:p>
        </text:list-item>
        <text:list-item>
          <text:p text:style-name="P1">body%20bag</text:p>
          <text:list>
            <text:list-item>
              <text:p text:style-name="P1">body%20bagging</text:p>
            </text:list-item>
            <text:list-item>
              <text:p text:style-name="P1">body20%bags</text:p>
            </text:list-item>
          </text:list>
        </text:list-item>
        <text:list-item>
          <text:p text:style-name="P1">bomb</text:p>
          <text:list>
            <text:list-item>
              <text:p text:style-name="P1">bombed</text:p>
            </text:list-item>
            <text:list-item>
              <text:p text:style-name="P1">bombing</text:p>
            </text:list-item>
            <text:list-item>
              <text:p text:style-name="P10">suicide<text:span text:style-name="T1">%20</text:span>bomb</text:p>
            </text:list-item>
            <text:list-item>
              <text:p text:style-name="P10">suicide<text:span text:style-name="T1">%20</text:span>bomber</text:p>
            </text:list-item>
            <text:list-item>
              <text:p text:style-name="P10">suicide<text:span text:style-name="T1">%20</text:span>bombing</text:p>
            </text:list-item>
            <text:list-item>
              <text:p text:style-name="P10"><text:soft-page-break/>terrorism</text:p>
            </text:list-item>
            <text:list-item>
              <text:p text:style-name="P10">terrorist</text:p>
            </text:list-item>
            <text:list-item>
              <text:p text:style-name="P6">detonate</text:p>
            </text:list-item>
            <text:list-item>
              <text:p text:style-name="P6">detonation</text:p>
            </text:list-item>
          </text:list>
        </text:list-item>
        <text:list-item>
          <text:p text:style-name="P1">bridge%20collapse</text:p>
        </text:list-item>
        <text:list-item>
          <text:p text:style-name="P1">casualty</text:p>
        </text:list-item>
        <text:list-item>
          <text:p text:style-name="P1">catastrophe</text:p>
          <text:list>
            <text:list-item>
              <text:p text:style-name="P1">catastrophic</text:p>
            </text:list-item>
          </text:list>
        </text:list-item>
        <text:list-item>
          <text:p text:style-name="P7">collapse</text:p>
          <text:list>
            <text:list-item>
              <text:p text:style-name="P7">collapsed</text:p>
            </text:list-item>
          </text:list>
        </text:list-item>
        <text:list-item>
          <text:p text:style-name="P7">collide</text:p>
          <text:list>
            <text:list-item>
              <text:p text:style-name="P7">collided</text:p>
            </text:list-item>
            <text:list-item>
              <text:p text:style-name="P7">collision</text:p>
            </text:list-item>
            <text:list-item>
              <text:p text:style-name="P7">crash</text:p>
            </text:list-item>
            <text:list-item>
              <text:p text:style-name="P7">crashed</text:p>
            </text:list-item>
            <text:list-item>
              <text:p text:style-name="P7">crush</text:p>
            </text:list-item>
            <text:list-item>
              <text:p text:style-name="P7">crushed</text:p>
            </text:list-item>
          </text:list>
        </text:list-item>
        <text:list-item>
          <text:p text:style-name="P7">curfew</text:p>
        </text:list-item>
        <text:list-item>
          <text:p text:style-name="P7">damage</text:p>
        </text:list-item>
        <text:list-item>
          <text:p text:style-name="P7">danger</text:p>
          <text:list>
            <text:list-item>
              <text:p text:style-name="P10">threat</text:p>
            </text:list-item>
          </text:list>
        </text:list-item>
        <text:list-item>
          <text:p text:style-name="P11">trouble</text:p>
        </text:list-item>
        <text:list-item>
          <text:p text:style-name="P7">dead</text:p>
          <text:list>
            <text:list-item>
              <text:p text:style-name="P7">death</text:p>
            </text:list-item>
          </text:list>
        </text:list-item>
        <text:list-item>
          <text:p text:style-name="P7">deluge</text:p>
          <text:list>
            <text:list-item>
              <text:p text:style-name="P7">deluged</text:p>
            </text:list-item>
          </text:list>
        </text:list-item>
        <text:list-item>
          <text:p text:style-name="P7"><text:soft-page-break/>demolish</text:p>
          <text:list>
            <text:list-item>
              <text:p text:style-name="P7">demolished</text:p>
            </text:list-item>
            <text:list-item>
              <text:p text:style-name="P7">demolition</text:p>
            </text:list-item>
            <text:list-item>
              <text:p text:style-name="P10">rubble</text:p>
            </text:list-item>
            <text:list-item>
              <text:p text:style-name="P10">ruin</text:p>
            </text:list-item>
            <text:list-item>
              <text:p text:style-name="P10">structural<text:span text:style-name="T1">%20</text:span>failure</text:p>
            </text:list-item>
            <text:list-item>
              <text:p text:style-name="P13">wreck</text:p>
            </text:list-item>
            <text:list-item>
              <text:p text:style-name="P13">wreckage</text:p>
            </text:list-item>
            <text:list-item>
              <text:p text:style-name="P13">wrecked</text:p>
            </text:list-item>
            <text:list-item>
              <text:p text:style-name="P8">flattened</text:p>
            </text:list-item>
            <text:list-item>
              <text:p text:style-name="P8">debris</text:p>
            </text:list-item>
          </text:list>
        </text:list-item>
        <text:list-item>
          <text:p text:style-name="P7">desolate</text:p>
          <text:list>
            <text:list-item>
              <text:p text:style-name="P7">desolation</text:p>
            </text:list-item>
            <text:list-item>
              <text:p text:style-name="P7">destroy</text:p>
            </text:list-item>
            <text:list-item>
              <text:p text:style-name="P7">destroyed</text:p>
            </text:list-item>
            <text:list-item>
              <text:p text:style-name="P7">destruction</text:p>
            </text:list-item>
          </text:list>
        </text:list-item>
        <text:list-item>
          <text:p text:style-name="P7">disaster</text:p>
          <text:list>
            <text:list-item>
              <text:p text:style-name="P10">tragedy</text:p>
            </text:list-item>
            <text:list-item>
              <text:p text:style-name="P6">devastated</text:p>
            </text:list-item>
            <text:list-item>
              <text:p text:style-name="P6">devastation</text:p>
            </text:list-item>
            <text:list-item>
              <text:p text:style-name="P12">razed</text:p>
            </text:list-item>
          </text:list>
        </text:list-item>
        <text:list-item>
          <text:p text:style-name="P7">displaced</text:p>
        </text:list-item>
        <text:list-item>
          <text:p text:style-name="P7">drought</text:p>
        </text:list-item>
        <text:list-item>
          <text:p text:style-name="P7">drowned</text:p>
          <text:list>
            <text:list-item>
              <text:p text:style-name="P7">drowning</text:p>
            </text:list-item>
            <text:list-item>
              <text:p text:style-name="P7">electrocute</text:p>
            </text:list-item>
            <text:list-item>
              <text:p text:style-name="P7"><text:soft-page-break/>electrocuted</text:p>
            </text:list-item>
            <text:list-item>
              <text:p text:style-name="P7">emergency</text:p>
            </text:list-item>
            <text:list-item>
              <text:p text:style-name="P7">emergency<text:span text:style-name="T1">%20</text:span>plan</text:p>
            </text:list-item>
            <text:list-item>
              <text:p text:style-name="P7">emergency<text:span text:style-name="T1">%20</text:span>services</text:p>
            </text:list-item>
            <text:list-item>
              <text:p text:style-name="P8">first<text:span text:style-name="T1">%20</text:span>responders</text:p>
            </text:list-item>
            <text:list-item>
              <text:p text:style-name="P3">chemical%20emergency</text:p>
            </text:list-item>
            <text:list-item>
              <text:p text:style-name="P7">engulfed</text:p>
            </text:list-item>
            <text:list-item>
              <text:p text:style-name="P7">evacuate</text:p>
            </text:list-item>
            <text:list-item>
              <text:p text:style-name="P7">evacuation</text:p>
            </text:list-item>
            <text:list-item>
              <text:p text:style-name="P3">ambulance</text:p>
            </text:list-item>
          </text:list>
        </text:list-item>
        <text:list-item>
          <text:p text:style-name="P7">explode</text:p>
          <text:list>
            <text:list-item>
              <text:p text:style-name="P7">explosion</text:p>
            </text:list-item>
          </text:list>
        </text:list-item>
        <text:list-item>
          <text:p text:style-name="P7">eyewitness</text:p>
        </text:list-item>
        <text:list-item>
          <text:p text:style-name="P7">famine</text:p>
        </text:list-item>
        <text:list-item>
          <text:p text:style-name="P7">fatal</text:p>
          <text:list>
            <text:list-item>
              <text:p text:style-name="P7">fatality</text:p>
            </text:list-item>
          </text:list>
        </text:list-item>
        <text:list-item>
          <text:p text:style-name="P7">fear</text:p>
        </text:list-item>
        <text:list-item>
          <text:p text:style-name="P7">fire</text:p>
          <text:list>
            <text:list-item>
              <text:p text:style-name="P7">fire<text:span text:style-name="T1">%20</text:span>truck</text:p>
            </text:list-item>
            <text:list-item>
              <text:p text:style-name="P7">flame</text:p>
            </text:list-item>
            <text:list-item>
              <text:p text:style-name="P10">smoke</text:p>
            </text:list-item>
            <text:list-item>
              <text:p text:style-name="P2">Ablaze</text:p>
            </text:list-item>
            <text:list-item>
              <text:p text:style-name="P2">burne<text:span text:style-name="T3">d</text:span></text:p>
            </text:list-item>
            <text:list-item>
              <text:p text:style-name="P2">burning</text:p>
            </text:list-item>
            <text:list-item>
              <text:p text:style-name="P2">buildings%20burning</text:p>
            </text:list-item>
            <text:list-item>
              <text:p text:style-name="P2">buildings%20on%20fire</text:p>
            </text:list-item>
            <text:list-item>
              <text:p text:style-name="P2"><text:soft-page-break/>burning%20buildings</text:p>
            </text:list-item>
            <text:list-item>
              <text:p text:style-name="P2">bush%20fires</text:p>
            </text:list-item>
          </text:list>
        </text:list-item>
        <text:list-item>
          <text:p text:style-name="P7">harm</text:p>
        </text:list-item>
        <text:list-item>
          <text:p text:style-name="P7">hazard</text:p>
          <text:list>
            <text:list-item>
              <text:p text:style-name="P7">hazardous</text:p>
            </text:list-item>
          </text:list>
        </text:list-item>
        <text:list-item>
          <text:p text:style-name="P7">hijack</text:p>
          <text:list>
            <text:list-item>
              <text:p text:style-name="P7">hijacker</text:p>
            </text:list-item>
            <text:list-item>
              <text:p text:style-name="P7">hijacking</text:p>
            </text:list-item>
            <text:list-item>
              <text:p text:style-name="P7">hostage</text:p>
            </text:list-item>
          </text:list>
        </text:list-item>
        <text:list-item>
          <text:p text:style-name="P7">injured</text:p>
          <text:list>
            <text:list-item>
              <text:p text:style-name="P7">injury</text:p>
            </text:list-item>
            <text:list-item>
              <text:p text:style-name="P13">wound</text:p>
            </text:list-item>
            <text:list-item>
              <text:p text:style-name="P13">wounded</text:p>
            </text:list-item>
            <text:list-item>
              <text:p text:style-name="P2">bleeding</text:p>
            </text:list-item>
            <text:list-item>
              <text:p text:style-name="P2">blood</text:p>
            </text:list-item>
            <text:list-item>
              <text:p text:style-name="P2">bloody</text:p>
            </text:list-item>
          </text:list>
        </text:list-item>
        <text:list-item>
          <text:p text:style-name="P7">loud<text:span text:style-name="T1">%20</text:span>bang</text:p>
        </text:list-item>
        <text:list-item>
          <text:p text:style-name="P9">mass<text:span text:style-name="T1">%20murder</text:span></text:p>
          <text:list>
            <text:list-item>
              <text:p text:style-name="P10">mass<text:span text:style-name="T1">%20</text:span>murderer</text:p>
            </text:list-item>
            <text:list-item>
              <text:p text:style-name="P10">massacre</text:p>
            </text:list-item>
            <text:list-item>
              <text:p text:style-name="P10">mahem</text:p>
            </text:list-item>
          </text:list>
        </text:list-item>
        <text:list-item>
          <text:p text:style-name="P10">military</text:p>
          <text:list>
            <text:list-item>
              <text:p text:style-name="P13">war<text:span text:style-name="T1">%20</text:span>zone</text:p>
            </text:list-item>
            <text:list-item>
              <text:p text:style-name="P13">army</text:p>
            </text:list-item>
            <text:list-item>
              <text:p text:style-name="P13">weapon</text:p>
            </text:list-item>
          </text:list>
        </text:list-item>
        <text:list-item>
          <text:p text:style-name="P10">nuclear<text:span text:style-name="T1">%20</text:span>disaster</text:p>
          <text:list>
            <text:list-item>
              <text:p text:style-name="P10"><text:soft-page-break/>radioation<text:span text:style-name="T1">%20</text:span>emergency</text:p>
            </text:list-item>
            <text:list-item>
              <text:p text:style-name="P10">nuclear<text:span text:style-name="T1">%20</text:span>reactor</text:p>
            </text:list-item>
          </text:list>
        </text:list-item>
        <text:list-item>
          <text:p text:style-name="P10">obliterate</text:p>
          <text:list>
            <text:list-item>
              <text:p text:style-name="P10">obliteration</text:p>
            </text:list-item>
            <text:list-item>
              <text:p text:style-name="P2">annihilated</text:p>
            </text:list-item>
            <text:list-item>
              <text:p text:style-name="P2">annihilation</text:p>
            </text:list-item>
          </text:list>
        </text:list-item>
        <text:list-item>
          <text:p text:style-name="P10">oil<text:span text:style-name="T1">%20</text:span>spill</text:p>
        </text:list-item>
        <text:list-item>
          <text:p text:style-name="P10">outbreak</text:p>
          <text:list>
            <text:list-item>
              <text:p text:style-name="P10">quarantine</text:p>
            </text:list-item>
            <text:list-item>
              <text:p text:style-name="P10">quarantined</text:p>
            </text:list-item>
          </text:list>
        </text:list-item>
        <text:list-item>
          <text:p text:style-name="P10">pandemonium</text:p>
          <text:list>
            <text:list-item>
              <text:p text:style-name="P10">panic</text:p>
            </text:list-item>
            <text:list-item>
              <text:p text:style-name="P10">panicking</text:p>
            </text:list-item>
            <text:list-item>
              <text:p text:style-name="P10">scream</text:p>
            </text:list-item>
            <text:list-item>
              <text:p text:style-name="P10">screaming</text:p>
            </text:list-item>
          </text:list>
        </text:list-item>
        <text:list-item>
          <text:p text:style-name="P10">police</text:p>
          <text:list>
            <text:list-item>
              <text:p text:style-name="P10">riot</text:p>
            </text:list-item>
            <text:list-item>
              <text:p text:style-name="P10">rioting</text:p>
            </text:list-item>
            <text:list-item>
              <text:p text:style-name="P10">siren</text:p>
            </text:list-item>
          </text:list>
        </text:list-item>
        <text:list-item>
          <text:p text:style-name="P10">refugee</text:p>
          <text:list>
            <text:list-item>
              <text:p text:style-name="P10">rescue</text:p>
            </text:list-item>
            <text:list-item>
              <text:p text:style-name="P10">rescued</text:p>
            </text:list-item>
            <text:list-item>
              <text:p text:style-name="P10">rescuer</text:p>
            </text:list-item>
            <text:list-item>
              <text:p text:style-name="P10">survive</text:p>
            </text:list-item>
            <text:list-item>
              <text:p text:style-name="P10">survived</text:p>
            </text:list-item>
            <text:list-item>
              <text:p text:style-name="P10">survivor</text:p>
            </text:list-item>
            <text:list-item>
              <text:p text:style-name="P10"><text:soft-page-break/>trapped</text:p>
            </text:list-item>
          </text:list>
        </text:list-item>
        <text:list-item>
          <text:p text:style-name="P10">sinkhole</text:p>
          <text:list>
            <text:list-item>
              <text:p text:style-name="P10">sinking</text:p>
            </text:list-item>
            <text:list-item>
              <text:p text:style-name="P10">sunk</text:p>
            </text:list-item>
          </text:list>
        </text:list-item>
        <text:list-item>
          <text:p text:style-name="P10">storm</text:p>
          <text:list>
            <text:list-item>
              <text:p text:style-name="P10">tornado</text:p>
            </text:list-item>
            <text:list-item>
              <text:p text:style-name="P10">thunder</text:p>
            </text:list-item>
            <text:list-item>
              <text:p text:style-name="P10">hurricane</text:p>
            </text:list-item>
            <text:list-item>
              <text:p text:style-name="P10">thunderstorm</text:p>
            </text:list-item>
            <text:list-item>
              <text:p text:style-name="P10">tsunami</text:p>
            </text:list-item>
            <text:list-item>
              <text:p text:style-name="P10">twister</text:p>
            </text:list-item>
            <text:list-item>
              <text:p text:style-name="P10">typhoon</text:p>
            </text:list-item>
            <text:list-item>
              <text:p text:style-name="P10">volcano</text:p>
            </text:list-item>
            <text:list-item>
              <text:p text:style-name="P13">violent<text:span text:style-name="T1">%20</text:span>storm</text:p>
            </text:list-item>
            <text:list-item>
              <text:p text:style-name="P13">whirlwind</text:p>
            </text:list-item>
            <text:list-item>
              <text:p text:style-name="P13">wild<text:span text:style-name="T1">%20</text:span>fires</text:p>
            </text:list-item>
            <text:list-item>
              <text:p text:style-name="P13">wildfire</text:p>
            </text:list-item>
            <text:list-item>
              <text:p text:style-name="P13">windstorm</text:p>
            </text:list-item>
            <text:list-item>
              <text:p text:style-name="P12">rainstorm</text:p>
            </text:list-item>
            <text:list-item>
              <text:p text:style-name="P2">blizzard</text:p>
            </text:list-item>
            <text:list-item>
              <text:p text:style-name="P12">sandstorm</text:p>
            </text:list-item>
            <text:list-item>
              <text:p text:style-name="P12">snowstorm</text:p>
            </text:list-item>
            <text:list-item>
              <text:p text:style-name="P12">natural<text:span text:style-name="T1">%20</text:span>disaster</text:p>
            </text:list-item>
            <text:list-item>
              <text:p text:style-name="P6">inundated</text:p>
            </text:list-item>
            <text:list-item>
              <text:p text:style-name="P6">inundation</text:p>
            </text:list-item>
            <text:list-item>
              <text:p text:style-name="P6">landslide</text:p>
            </text:list-item>
            <text:list-item>
              <text:p text:style-name="P6"><text:soft-page-break/>forest<text:span text:style-name="T1">%20</text:span>fire</text:p>
            </text:list-item>
            <text:list-item>
              <text:p text:style-name="P6">forest<text:span text:style-name="T1">%20</text:span>fires</text:p>
            </text:list-item>
            <text:list-item>
              <text:p text:style-name="P6">hail</text:p>
            </text:list-item>
            <text:list-item>
              <text:p text:style-name="P6">hailstorm</text:p>
            </text:list-item>
            <text:list-item>
              <text:p text:style-name="P6">hellfire</text:p>
            </text:list-item>
            <text:list-item>
              <text:p text:style-name="P6">cyclone</text:p>
            </text:list-item>
            <text:list-item>
              <text:p text:style-name="P6">lava</text:p>
            </text:list-item>
            <text:list-item>
              <text:p text:style-name="P6">lightning</text:p>
            </text:list-item>
            <text:list-item>
              <text:p text:style-name="P6">heat<text:span text:style-name="T1">%20</text:span>wave</text:p>
            </text:list-item>
            <text:list-item>
              <text:p text:style-name="P12">meltdown</text:p>
            </text:list-item>
            <text:list-item>
              <text:p text:style-name="P12">mudslide</text:p>
            </text:list-item>
            <text:list-item>
              <text:p text:style-name="P6">flood</text:p>
            </text:list-item>
            <text:list-item>
              <text:p text:style-name="P6">flooding</text:p>
            </text:list-item>
            <text:list-item>
              <text:p text:style-name="P6">dust%20storm</text:p>
            </text:list-item>
            <text:list-item>
              <text:p text:style-name="P6">earthquake</text:p>
            </text:list-item>
            <text:list-item>
              <text:p text:style-name="P8">clifd<text:span text:style-name="T1">%20</text:span>fall</text:p>
            </text:list-item>
            <text:list-item>
              <text:p text:style-name="P6">epicenter</text:p>
            </text:list-item>
            <text:list-item>
              <text:p text:style-name="P6"><text:span text:style-name="T2">seismic</text:span></text:p>
            </text:list-item>
            <text:list-item>
              <text:p text:style-name="P8">derail</text:p>
            </text:list-item>
            <text:list-item>
              <text:p text:style-name="P8">derailed</text:p>
            </text:list-item>
            <text:list-item>
              <text:p text:style-name="P8">derailment</text:p>
            </text:list-item>
            <text:list-item>
              <text:p text:style-name="P3">avalanche</text:p>
            </text:list-item>
          </text:list>
        </text:list-item>
        <text:list-item>
          <text:p text:style-name="P10">stretcher</text:p>
          <text:list>
            <text:list-item>
              <text:p text:style-name="P10">trauma</text:p>
            </text:list-item>
            <text:list-item>
              <text:p text:style-name="P10">traumatised</text:p>
            </text:list-item>
            <text:list-item>
              <text:p text:style-name="P13">upheav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06:34:00.745812205</meta:creation-date>
    <dc:date>2020-08-02T07:41:29.855706734</dc:date>
    <meta:editing-duration>PT22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8" meta:paragraph-count="208" meta:word-count="416" meta:character-count="2051" meta:non-whitespace-character-count="2051"/>
  </office:meta>
</office:document-meta>
</file>